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185cm" fo:min-width="0.554cm"/>
    </style:style>
  </office:automatic-styles>
  <office:body>
    <office:drawing>
      <draw:page draw:name="page1" draw:style-name="dp1" draw:master-page-name="Default">
        <draw:g>
          <draw:glue-point draw:id="4" svg:x="-5cm" svg:y="-4.385cm"/>
          <draw:glue-point draw:id="5" svg:x="-5cm" svg:y="-3.923cm"/>
          <draw:glue-point draw:id="6" svg:x="-5cm" svg:y="-3.462cm"/>
          <draw:glue-point draw:id="7" svg:x="-5cm" svg:y="-3cm"/>
          <draw:glue-point draw:id="8" svg:x="-5cm" svg:y="-2.538cm"/>
          <draw:glue-point draw:id="9" svg:x="-5cm" svg:y="-2.077cm"/>
          <draw:glue-point draw:id="10" svg:x="-5cm" svg:y="-1.615cm"/>
          <draw:glue-point draw:id="11" svg:x="-5cm" svg:y="-1.154cm"/>
          <draw:glue-point draw:id="12" svg:x="-5cm" svg:y="-0.692cm"/>
          <draw:glue-point draw:id="13" svg:x="-5cm" svg:y="-0.231cm"/>
          <draw:glue-point draw:id="14" svg:x="-5cm" svg:y="0.231cm"/>
          <draw:glue-point draw:id="15" svg:x="-5cm" svg:y="0.692cm"/>
          <draw:glue-point draw:id="16" svg:x="-5cm" svg:y="1.154cm"/>
          <draw:glue-point draw:id="17" svg:x="-5cm" svg:y="1.615cm"/>
          <draw:glue-point draw:id="18" svg:x="-5cm" svg:y="2.077cm"/>
          <draw:glue-point draw:id="19" svg:x="-5cm" svg:y="2.538cm"/>
          <draw:glue-point draw:id="20" svg:x="-5cm" svg:y="3cm"/>
          <draw:glue-point draw:id="21" svg:x="-5cm" svg:y="3.462cm"/>
          <draw:glue-point draw:id="22" svg:x="-5cm" svg:y="3.923cm"/>
          <draw:glue-point draw:id="23" svg:x="-5cm" svg:y="4.385cm"/>
          <draw:glue-point draw:id="24" svg:x="3.276cm" svg:y="-4.385cm"/>
          <draw:glue-point draw:id="25" svg:x="3.276cm" svg:y="-3.923cm"/>
          <draw:glue-point draw:id="26" svg:x="3.276cm" svg:y="-3.462cm"/>
          <draw:glue-point draw:id="27" svg:x="3.276cm" svg:y="-3cm"/>
          <draw:glue-point draw:id="28" svg:x="3.276cm" svg:y="-2.538cm"/>
          <draw:glue-point draw:id="29" svg:x="3.276cm" svg:y="-2.077cm"/>
          <draw:glue-point draw:id="30" svg:x="3.276cm" svg:y="-1.615cm"/>
          <draw:glue-point draw:id="31" svg:x="3.276cm" svg:y="-1.154cm"/>
          <draw:glue-point draw:id="32" svg:x="3.276cm" svg:y="-0.692cm"/>
          <draw:glue-point draw:id="33" svg:x="3.276cm" svg:y="-0.231cm"/>
          <draw:glue-point draw:id="34" svg:x="3.276cm" svg:y="0.231cm"/>
          <draw:glue-point draw:id="35" svg:x="3.276cm" svg:y="0.692cm"/>
          <draw:glue-point draw:id="36" svg:x="3.276cm" svg:y="1.154cm"/>
          <draw:glue-point draw:id="37" svg:x="3.276cm" svg:y="1.615cm"/>
          <draw:glue-point draw:id="38" svg:x="3.276cm" svg:y="2.077cm"/>
          <draw:glue-point draw:id="39" svg:x="3.276cm" svg:y="2.538cm"/>
          <draw:glue-point draw:id="40" svg:x="3.276cm" svg:y="3cm"/>
          <draw:glue-point draw:id="41" svg:x="3.276cm" svg:y="3.462cm"/>
          <draw:glue-point draw:id="42" svg:x="3.276cm" svg:y="3.923cm"/>
          <draw:glue-point draw:id="43" svg:x="3.276cm" svg:y="4.385cm"/>
          <draw:glue-point draw:id="44" svg:x="5cm" svg:y="-3.231cm"/>
          <draw:glue-point draw:id="45" svg:x="-0.862cm" svg:y="-4.962cm"/>
          <draw:glue-point draw:id="46" svg:x="-2.931cm" svg:y="4.846cm"/>
          <draw:glue-point draw:id="47" svg:x="1.207cm" svg:y="4.846cm"/>
          <draw:glue-point draw:id="48" svg:x="-0.729cm" svg:y="0.034cm"/>
          <draw:polygon draw:style-name="gr1" draw:layer="layout" svg:width="0.554cm" svg:height="1.754cm" svg:x="0cm" svg:y="0.123cm" svg:viewBox="0 0 555 1755" draw:points="0,0 0,1755 555,1755 555,0">
            <text:p/>
          </draw:polygon>
          <draw:path draw:style-name="gr1" draw:layer="layout" svg:width="0.554cm" svg:height="0.126cm" svg:x="0cm" svg:y="0cm" svg:viewBox="0 0 555 127" svg:d="m0 127c277-286 555 0 555 0z">
            <text:p/>
          </draw:path>
          <draw:path draw:style-name="gr1" draw:layer="layout" svg:width="0.554cm" svg:height="0.126cm" svg:x="0cm" svg:y="1.877cm" svg:viewBox="0 0 555 127" svg:d="m0 0c277 286 555 0 555 0z">
            <text:p/>
          </draw:path>
          <draw:polygon draw:style-name="gr1" draw:layer="layout" svg:width="0.069cm" svg:height="0.185cm" svg:x="0.554cm" svg:y="0.262cm" svg:viewBox="0 0 70 186" draw:points="0,0 70,0 70,186 0,186">
            <text:p/>
          </draw:polygon>
          <draw:line draw:style-name="gr2" draw:layer="layout" svg:x1="0cm" svg:y1="0.123cm" svg:x2="0cm" svg:y2="1.877cm">
            <text:p/>
          </draw:line>
          <draw:line draw:style-name="gr2" draw:layer="layout" svg:x1="0.554cm" svg:y1="0.123cm" svg:x2="0.554cm" svg:y2="1.877cm">
            <text:p/>
          </draw:line>
          <draw:path draw:style-name="gr2" draw:layer="layout" svg:width="0.554cm" svg:height="0.126cm" svg:x="0cm" svg:y="0cm" svg:viewBox="0 0 555 127" svg:d="m0 127c277-286 555 0 555 0">
            <text:p/>
          </draw:path>
          <draw:path draw:style-name="gr2" draw:layer="layout" svg:width="0.554cm" svg:height="0.126cm" svg:x="0cm" svg:y="1.877cm" svg:viewBox="0 0 555 127" svg:d="m0 0c277 286 555 0 555 0">
            <text:p/>
          </draw:path>
          <draw:line draw:style-name="gr2" draw:layer="layout" svg:x1="0cm" svg:y1="0.4cm" svg:x2="0.554cm" svg:y2="0.4cm">
            <text:p/>
          </draw:line>
          <draw:line draw:style-name="gr2" draw:layer="layout" svg:x1="0cm" svg:y1="1.046cm" svg:x2="0.554cm" svg:y2="1.046cm">
            <text:p/>
          </draw:line>
          <draw:line draw:style-name="gr2" draw:layer="layout" svg:x1="0.277cm" svg:y1="1.692cm" svg:x2="0.277cm" svg:y2="1.997cm">
            <text:p/>
          </draw:line>
          <draw:polyline draw:style-name="gr2" draw:layer="layout" svg:width="0.277cm" svg:height="0.185cm" svg:x="0cm" svg:y="1.323cm" svg:viewBox="0 0 278 186" draw:points="0,0 278,93 278,186">
            <text:p/>
          </draw:polyline>
          <draw:line draw:style-name="gr2" draw:layer="layout" svg:x1="0.369cm" svg:y1="1.231cm" svg:x2="0.369cm" svg:y2="1.508cm">
            <text:p/>
          </draw:line>
          <draw:line draw:style-name="gr2" draw:layer="layout" svg:x1="0cm" svg:y1="1.231cm" svg:x2="0.369cm" svg:y2="1.231cm">
            <text:p/>
          </draw:line>
          <draw:line draw:style-name="gr2" draw:layer="layout" svg:x1="0.554cm" svg:y1="0.262cm" svg:x2="0.623cm" svg:y2="0.262cm">
            <text:p/>
          </draw:line>
          <draw:line draw:style-name="gr2" draw:layer="layout" svg:x1="0.554cm" svg:y1="0.446cm" svg:x2="0.623cm" svg:y2="0.446cm">
            <text:p/>
          </draw:line>
          <draw:line draw:style-name="gr2" draw:layer="layout" svg:x1="0.623cm" svg:y1="0.215cm" svg:x2="0.623cm" svg:y2="0.492cm">
            <text:p/>
          </draw:line>
          <draw:line draw:style-name="gr2" draw:layer="layout" svg:x1="0.669cm" svg:y1="0.215cm" svg:x2="0.669cm" svg:y2="0.492cm">
            <text:p/>
          </draw:line>
          <draw:frame draw:style-name="gr3" draw:layer="layout" svg:width="0.554cm" svg:height="1.025cm" svg:x="0cm" svg:y="-0.20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bigtraycol</dc:title>
    <meta:creation-date>2011-02-07T16:59:40</meta:creation-date>
    <meta:editing-duration>P0D</meta:editing-duration>
    <meta:editing-cycles>1</meta:editing-cycles>
    <meta:document-statistic meta:object-count="20"/>
    <meta:generator>OpenOffice.org/3.3$Linux OpenOffice.org_project/330m20$Build-9567</meta:generator>
  </office:meta>
</office:document-meta>
</file>